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016cm" style:rel-column-width="7774*"/>
    </style:style>
    <style:style style:name="Table2.B" style:family="table-column">
      <style:table-column-properties style:column-width="1.729cm" style:rel-column-width="6663*"/>
    </style:style>
    <style:style style:name="Table2.C" style:family="table-column">
      <style:table-column-properties style:column-width="13.256cm" style:rel-column-width="5109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471cm" style:rel-column-width="2535*"/>
    </style:style>
    <style:style style:name="Table1.B" style:family="table-column">
      <style:table-column-properties style:column-width="12.529cm" style:rel-column-width="710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471cm" style:rel-column-width="2535*"/>
    </style:style>
    <style:style style:name="Table3.B" style:family="table-column">
      <style:table-column-properties style:column-width="12.529cm" style:rel-column-width="710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471cm" style:rel-column-width="2535*"/>
    </style:style>
    <style:style style:name="Table4.B" style:family="table-column">
      <style:table-column-properties style:column-width="12.529cm" style:rel-column-width="710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471cm" style:rel-column-width="2535*"/>
    </style:style>
    <style:style style:name="Table5.B" style:family="table-column">
      <style:table-column-properties style:column-width="12.529cm" style:rel-column-width="710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471cm" style:rel-column-width="2535*"/>
    </style:style>
    <style:style style:name="Table6.B" style:family="table-column">
      <style:table-column-properties style:column-width="12.529cm" style:rel-column-width="7103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471cm" style:rel-column-width="2535*"/>
    </style:style>
    <style:style style:name="Table7.B" style:family="table-column">
      <style:table-column-properties style:column-width="12.529cm" style:rel-column-width="7103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471cm" style:rel-column-width="2535*"/>
    </style:style>
    <style:style style:name="Table8.B" style:family="table-column">
      <style:table-column-properties style:column-width="12.529cm" style:rel-column-width="7103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4.471cm" style:rel-column-width="2535*"/>
    </style:style>
    <style:style style:name="Table9.B" style:family="table-column">
      <style:table-column-properties style:column-width="12.529cm" style:rel-column-width="7103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28pt" style:font-size-asian="28pt" style:font-size-complex="28pt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 style:list-style-name="L2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y reports</text:p>
      <text:p text:style-name="Standard"/>
      <text:p text:style-name="Standard">Reqy produces a number of reports to visualize and help maintain the requirements, each report is described in this document</text:p>
      <text:h text:style-name="Heading_20_1" text:outline-level="1"><text:bookmark-start text:name="__RefHeading__340_936813343"/>Change history<text:bookmark-end text:name="__RefHeading__340_936813343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Date</text:p>
          </table:table-cell>
          <table:table-cell table:style-name="Table2.A1" office:value-type="string">
            <text:p text:style-name="P3">Name</text:p>
          </table:table-cell>
          <table:table-cell table:style-name="Table2.C1" office:value-type="string">
            <text:p text:style-name="P3">Description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h text:style-name="Heading_20_1" text:outline-level="1"><text:bookmark-start text:name="__RefHeading__342_936813343"/>Table of contents<text:bookmark-end text:name="__RefHeading__342_936813343"/>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"><text:a xlink:type="simple" xlink:href="#__RefHeading__340_936813343" text:style-name="Index_20_Link" text:visited-style-name="Index_20_Link">Change history<text:tab/>1</text:a></text:p>
          <text:p text:style-name="P4"><text:a xlink:type="simple" xlink:href="#__RefHeading__342_936813343" text:style-name="Index_20_Link" text:visited-style-name="Index_20_Link">Table of contents<text:tab/>1</text:a></text:p>
          <text:p text:style-name="P4"><text:a xlink:type="simple" xlink:href="#__RefHeading__344_936813343" text:style-name="Index_20_Link" text:visited-style-name="Index_20_Link">Syntax<text:tab/>1</text:a></text:p>
        </text:index-body>
      </text:table-of-content>
      <text:h text:style-name="Heading_20_1" text:outline-level="1">Broken dependencie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Description</text:p>
          </table:table-cell>
          <table:table-cell table:style-name="Table1.B1" office:value-type="string">
            <text:p text:style-name="Table_20_Contents">List all broken dependencies</text:p>
          </table:table-cell>
        </table:table-row>
        <table:table-row>
          <table:table-cell table:style-name="Table1.A2" office:value-type="string">
            <text:p text:style-name="P3">Output format(s)</text:p>
          </table:table-cell>
          <table:table-cell table:style-name="Table1.B2" office:value-type="string">
            <text:list xml:id="list37216580" text:style-name="L2">
              <text:list-item>
                <text:p text:style-name="P6">Plain text</text:p>
              </text:list-item>
            </text:list>
          </table:table-cell>
        </table:table-row>
        <table:table-row>
          <table:table-cell table:style-name="Table1.A2" office:value-type="string">
            <text:p text:style-name="P3">Structure</text:p>
          </table:table-cell>
          <table:table-cell table:style-name="Table1.B2" office:value-type="string">
            <text:p text:style-name="Table_20_Contents">For each broken dependency output:</text:p>
            <text:p text:style-name="Table_20_Contents">&lt;requirement or package name&gt;: &lt;type&gt; dependency to &lt;name of target file&gt; is broken</text:p>
          </table:table-cell>
        </table:table-row>
        <table:table-row>
          <table:table-cell table:style-name="Table1.A2" office:value-type="string">
            <text:p text:style-name="P3">Example</text:p>
          </table:table-cell>
          <table:table-cell table:style-name="Table1.B2" office:value-type="string">
            <text:p text:style-name="Table_20_Contents">2.1_serve_web_content: Design documentation dependency to 'http_specification.pdf' is broken</text:p>
          </table:table-cell>
        </table:table-row>
      </table:table>
      <text:p text:style-name="Text_20_body"/>
      <text:h text:style-name="Heading_20_1" text:outline-level="1">Packages missing requirement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escription</text:p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">Output format(s)</text:p>
          </table:table-cell>
          <table:table-cell table:style-name="Table3.B2" office:value-type="string">
            <text:list xml:id="list37305505" text:continue-numbering="true" text:style-name="L2">
              <text:list-item>
                <text:p text:style-name="P6"/>
              </text:list-item>
            </text:list>
          </table:table-cell>
        </table:table-row>
        <table:table-row>
          <table:table-cell table:style-name="Table3.A2" office:value-type="string">
            <text:p text:style-name="P3">Structure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">Example</text:p>
          </table:table-cell>
          <table:table-cell table:style-name="Table3.B2" office:value-type="string">
            <text:p text:style-name="Table_20_Contents"/>
          </table:table-cell>
        </table:table-row>
      </table:table>
      <text:h text:style-name="Heading_20_1" text:outline-level="1">Requirements missing design documentation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Description</text:p>
          </table:table-cell>
          <table:table-cell table:style-name="Table4.B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">Output format(s)</text:p>
          </table:table-cell>
          <table:table-cell table:style-name="Table4.B2" office:value-type="string">
            <text:list xml:id="list37297172" text:continue-numbering="true" text:style-name="L2">
              <text:list-item>
                <text:p text:style-name="P6"/>
              </text:list-item>
            </text:list>
          </table:table-cell>
        </table:table-row>
        <table:table-row>
          <table:table-cell table:style-name="Table4.A2" office:value-type="string">
            <text:p text:style-name="P3">Structure</text:p>
          </table:table-cell>
          <table:table-cell table:style-name="Table4.B2" office:value-type="string">
            <text:p text:style-name="Table_20_Contents"/>
          </table:table-cell>
        </table:table-row>
        <text:soft-page-break/>
        <table:table-row>
          <table:table-cell table:style-name="Table4.A2" office:value-type="string">
            <text:p text:style-name="P3">Example</text:p>
          </table:table-cell>
          <table:table-cell table:style-name="Table4.B2" office:value-type="string">
            <text:p text:style-name="Table_20_Contents"/>
          </table:table-cell>
        </table:table-row>
      </table:table>
      <text:h text:style-name="Heading_20_1" text:outline-level="1">Requirements missing test case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">Description</text:p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3">Output format(s)</text:p>
          </table:table-cell>
          <table:table-cell table:style-name="Table5.B2" office:value-type="string">
            <text:list xml:id="list37300458" text:continue-numbering="true" text:style-name="L2">
              <text:list-item>
                <text:p text:style-name="P6"/>
              </text:list-item>
            </text:list>
          </table:table-cell>
        </table:table-row>
        <table:table-row>
          <table:table-cell table:style-name="Table5.A2" office:value-type="string">
            <text:p text:style-name="P3">Structure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3">Example</text:p>
          </table:table-cell>
          <table:table-cell table:style-name="Table5.B2" office:value-type="string">
            <text:p text:style-name="Table_20_Contents"/>
          </table:table-cell>
        </table:table-row>
      </table:table>
      <text:h text:style-name="Heading_20_1" text:outline-level="1">Requirements missing use cases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Description</text:p>
          </table:table-cell>
          <table:table-cell table:style-name="Table6.B1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3">Output format(s)</text:p>
          </table:table-cell>
          <table:table-cell table:style-name="Table6.B2" office:value-type="string">
            <text:list xml:id="list37324427" text:continue-numbering="true" text:style-name="L2">
              <text:list-item>
                <text:p text:style-name="P6"/>
              </text:list-item>
            </text:list>
          </table:table-cell>
        </table:table-row>
        <table:table-row>
          <table:table-cell table:style-name="Table6.A2" office:value-type="string">
            <text:p text:style-name="P3">Structure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3">Example</text:p>
          </table:table-cell>
          <table:table-cell table:style-name="Table6.B2" office:value-type="string">
            <text:p text:style-name="Table_20_Contents"/>
          </table:table-cell>
        </table:table-row>
      </table:table>
      <text:h text:style-name="Heading_20_1" text:outline-level="1">Requirements that need more work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">Description</text:p>
          </table:table-cell>
          <table:table-cell table:style-name="Table7.B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3">Output format(s)</text:p>
          </table:table-cell>
          <table:table-cell table:style-name="Table7.B2" office:value-type="string">
            <text:list xml:id="list37294401" text:continue-numbering="true" text:style-name="L2">
              <text:list-item>
                <text:p text:style-name="P6"/>
              </text:list-item>
            </text:list>
          </table:table-cell>
        </table:table-row>
        <table:table-row>
          <table:table-cell table:style-name="Table7.A2" office:value-type="string">
            <text:p text:style-name="P3">Structure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3">Example</text:p>
          </table:table-cell>
          <table:table-cell table:style-name="Table7.B2" office:value-type="string">
            <text:p text:style-name="Table_20_Contents"/>
          </table:table-cell>
        </table:table-row>
      </table:table>
      <text:h text:style-name="Heading_20_1" text:outline-level="1">Time and cost estimation of requirements and packages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">Description</text:p>
          </table:table-cell>
          <table:table-cell table:style-name="Table8.B1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">Output format(s)</text:p>
          </table:table-cell>
          <table:table-cell table:style-name="Table8.B2" office:value-type="string">
            <text:list xml:id="list37304150" text:continue-numbering="true" text:style-name="L2">
              <text:list-item>
                <text:p text:style-name="P6"/>
              </text:list-item>
            </text:list>
          </table:table-cell>
        </table:table-row>
        <table:table-row>
          <table:table-cell table:style-name="Table8.A2" office:value-type="string">
            <text:p text:style-name="P3">Structure</text:p>
          </table:table-cell>
          <table:table-cell table:style-name="Table8.B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">Example</text:p>
          </table:table-cell>
          <table:table-cell table:style-name="Table8.B2" office:value-type="string">
            <text:p text:style-name="Table_20_Contents"/>
          </table:table-cell>
        </table:table-row>
      </table:table>
      <text:h text:style-name="Heading_20_1" text:outline-level="1">Full list of requirements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">Description</text:p>
          </table:table-cell>
          <table:table-cell table:style-name="Table9.B1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3">Output format(s)</text:p>
          </table:table-cell>
          <table:table-cell table:style-name="Table9.B2" office:value-type="string">
            <text:list xml:id="list37298159" text:continue-numbering="true" text:style-name="L2">
              <text:list-item>
                <text:p text:style-name="P6"/>
              </text:list-item>
            </text:list>
          </table:table-cell>
        </table:table-row>
        <table:table-row>
          <table:table-cell table:style-name="Table9.A2" office:value-type="string">
            <text:p text:style-name="P3">Structure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3">Example</text:p>
          </table:table-cell>
          <table:table-cell table:style-name="Table9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Project: Reqy</text:p>
      </style:header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7:07:20</meta:creation-date>
    <meta:generator>LibreOffice/3.5$Windows_x86 LibreOffice_project/165a79a-7059095-e13bb37-fef39a4-9503d18</meta:generator>
    <dc:date>2012-06-26T17:17:15.65</dc:date>
    <meta:editing-duration>PT1M</meta:editing-duration>
    <meta:editing-cycles>7</meta:editing-cycles>
    <meta:document-statistic meta:table-count="9" meta:image-count="0" meta:object-count="0" meta:page-count="2" meta:paragraph-count="57" meta:word-count="158" meta:character-count="836" meta:non-whitespace-character-count="1016"/>
  </office:meta>
</office:document-meta>
</file>